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efault" text:outline-level="1"><text:s/>1 <text:s/></text:h>
      <text:h text:style-name="Default" text:outline-level="1"><text:s/>2 <text:s/><text:span text:style-name="style2">//prototypes</text:span></text:h>
      <text:h text:style-name="Default" text:outline-level="1"><text:s/>3 <text:s/><text:span text:style-name="style9">#ifndef LIBSDL_H_INTERPO</text:span></text:h>
      <text:h text:style-name="Default" text:outline-level="1"><text:s/>4 <text:s/><text:span text:style-name="style9">#define LIBSDL_H_INTERPO</text:span></text:h>
      <text:h text:style-name="Default" text:outline-level="1"><text:s/>5 <text:s/><text:span text:style-name="style9">#include &lt;SDL/SDL.h&gt;</text:span></text:h>
      <text:h text:style-name="Default" text:outline-level="1"><text:s/>6 <text:s/><text:span text:style-name="style9">#include &lt;SDL/SDL_ttf.h&gt;</text:span></text:h>
      <text:h text:style-name="Default" text:outline-level="1"><text:s/>7 <text:s/></text:h>
      <text:h text:style-name="Default" text:outline-level="1"><text:s/>8 <text:s/></text:h>
      <text:h text:style-name="Default" text:outline-level="1"><text:s/>9 <text:s/><text:span text:style-name="style5">namespace </text:span>interpo<text:span text:style-name="style10">{</text:span></text:h>
      <text:h text:style-name="Default" text:outline-level="1">10 <text:s text:c="5"/><text:span text:style-name="style5">enum </text:span><text:span text:style-name="style10">{</text:span></text:h>
      <text:h text:style-name="Default" text:outline-level="1">11 <text:s text:c="3"/>C_NOIR<text:span text:style-name="style10">, </text:span>C_BLEU_FONCE<text:span text:style-name="style10">, </text:span>C_VERT_FONCE<text:span text:style-name="style10">, </text:span>C_CYAN_FONCE<text:span text:style-name="style10">, </text:span>C_ROUGE_FONCE<text:span text:style-name="style10">,</text:span></text:h>
      <text:h text:style-name="Default" text:outline-level="1">12 <text:s text:c="3"/>C_MAGENTA_FONCE<text:span text:style-name="style10">, </text:span>C_OCRE<text:span text:style-name="style10">, </text:span>C_GRIS_CLAIR<text:span text:style-name="style10">, </text:span>C_GRIS<text:span text:style-name="style10">, </text:span>C_BLEU<text:span text:style-name="style10">, </text:span>C_VERT<text:span text:style-name="style10">,</text:span></text:h>
      <text:h text:style-name="Default" text:outline-level="1">13 <text:s text:c="3"/>C_CYAN<text:span text:style-name="style10">, </text:span>C_ROUGE<text:span text:style-name="style10">, </text:span>C_MAGENTA<text:span text:style-name="style10">, </text:span>C_JAUNE<text:span text:style-name="style10">, </text:span>C_BLANC<text:span text:style-name="style10">,</text:span></text:h>
      <text:h text:style-name="Default" text:outline-level="1">14 <text:s/></text:h>
      <text:h text:style-name="Default" text:outline-level="1">15 <text:s text:c="3"/>NB_COULEURS</text:h>
      <text:h text:style-name="Default" text:outline-level="1">16 <text:s text:c="3"/><text:span text:style-name="style10">};</text:span></text:h>
      <text:h text:style-name="Default" text:outline-level="1">17 <text:s/><text:span text:style-name="style5">class </text:span>libsdl <text:span text:style-name="style10">{</text:span></text:h>
      <text:h text:style-name="Default" text:outline-level="1">18 <text:s/></text:h>
      <text:h text:style-name="Default" text:outline-level="1">19 <text:s/><text:span text:style-name="style5">public</text:span><text:span text:style-name="style10">:</text:span></text:h>
      <text:h text:style-name="Default" text:outline-level="1">20 <text:s/><text:tab/>libsdl<text:span text:style-name="style10">(</text:span><text:span text:style-name="style5">int </text:span>W<text:span text:style-name="style10">=</text:span><text:span text:style-name="style4">900</text:span><text:span text:style-name="style10">,</text:span><text:span text:style-name="style5">int </text:span>H<text:span text:style-name="style10">=</text:span><text:span text:style-name="style4">700</text:span><text:span text:style-name="style10">, </text:span>Uint32 coul<text:span text:style-name="style10">=</text:span><text:span text:style-name="style4">0</text:span><text:span text:style-name="style10">); </text:span><text:span text:style-name="style2">//charge SDL</text:span></text:h>
      <text:h text:style-name="Default" text:outline-level="1">21 <text:s/></text:h>
      <text:h text:style-name="Default" text:outline-level="1">22 <text:s/><text:tab/><text:span text:style-name="style10">~</text:span>libsdl<text:span text:style-name="style10">();</text:span></text:h>
      <text:h text:style-name="Default" text:outline-level="1">23 <text:s/></text:h>
      <text:h text:style-name="Default" text:outline-level="1">24 <text:s text:c="3"/><text:span text:style-name="style5">void <text:s text:c="13"/></text:span>ligneVertical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h<text:span text:style-name="style10">, </text:span>Uint32 coul<text:span text:style-name="style10">);</text:span></text:h>
      <text:h text:style-name="Default" text:outline-level="1">25 <text:s text:c="3"/><text:span text:style-name="style5">void <text:s text:c="13"/></text:span>ligneHorizontal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Uint32 coul<text:span text:style-name="style10">);</text:span></text:h>
      <text:h text:style-name="Default" text:outline-level="1">26 <text:s text:c="3"/><text:span text:style-name="style5">void <text:s text:c="13"/></text:span>barr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<text:span text:style-name="style5">int </text:span>h<text:span text:style-name="style10">, </text:span>Uint32 coul<text:span text:style-name="style10">);</text:span></text:h>
      <text:h text:style-name="Default" text:outline-level="1">27 <text:s text:c="3"/><text:span text:style-name="style2">//SDL_Surface* <text:s text:c="5"/>setWorkspace(SDL_Surface *workspace,SDL_Rect rect_work,Uint32 coul);</text:span></text:h>
      <text:h text:style-name="Default" text:outline-level="1">28 <text:s text:c="3"/>SDL_Surface<text:span text:style-name="style10">* <text:s text:c="5"/></text:span>getScreen<text:span text:style-name="style10">();</text:span></text:h>
      <text:h text:style-name="Default" text:outline-level="1">29 <text:s/></text:h>
      <text:h text:style-name="Default" text:outline-level="1">30 <text:s text:c="3"/>Uint32 <text:s text:c="9"/>couleurs<text:span text:style-name="style10">[</text:span>NB_COULEURS<text:span text:style-name="style10">];</text:span></text:h>
      <text:h text:style-name="Default" text:outline-level="1">31 <text:s/></text:h>
      <text:h text:style-name="Default" text:outline-level="1">32 <text:s text:c="3"/><text:span text:style-name="style5">void <text:s text:c="11"/></text:span>ligne<text:span text:style-name="style10">(</text:span><text:span text:style-name="style5">int </text:span>x1<text:span text:style-name="style10">, </text:span><text:span text:style-name="style5">int </text:span>y1<text:span text:style-name="style10">, </text:span><text:span text:style-name="style5">int </text:span>x2<text:span text:style-name="style10">, </text:span><text:span text:style-name="style5">int </text:span>y2<text:span text:style-name="style10">, </text:span>Uint32 coul<text:span text:style-name="style10">);</text:span></text:h>
      <text:h text:style-name="Default" text:outline-level="1">33 <text:s text:c="3"/><text:span text:style-name="style5">void <text:s text:c="11"/></text:span>putpixel<text:span text:style-name="style10">(</text:span>SDL_Surface <text:span text:style-name="style10">*</text:span>surface<text:span text:style-name="style10">, </text:span><text:span text:style-name="style5">int </text:span>x<text:span text:style-name="style10">, </text:span><text:span text:style-name="style5">int </text:span>y<text:span text:style-name="style10">, </text:span>Uint32 pixel<text:span text:style-name="style10">);</text:span></text:h>
      <text:h text:style-name="Default" text:outline-level="1">34 <text:s text:c="3"/><text:span text:style-name="style5">void <text:s text:c="11"/></text:span>point<text:span text:style-name="style10">(</text:span>SDL_Surface <text:span text:style-name="style10">*</text:span>s<text:span text:style-name="style10">,</text:span><text:span text:style-name="style5">int </text:span>x<text:span text:style-name="style10">, </text:span><text:span text:style-name="style5">int </text:span>y<text:span text:style-name="style10">, </text:span>Uint32 coul<text:span text:style-name="style10">);</text:span></text:h>
      <text:h text:style-name="Default" text:outline-level="1">35 <text:s/><text:span text:style-name="style2">//void initFont(SDL_Surface *text);</text:span></text:h>
      <text:h text:style-name="Default" text:outline-level="1">36 <text:s/></text:h>
      <text:h text:style-name="Default" text:outline-level="1">37 <text:s/><text:span text:style-name="style5">private</text:span><text:span text:style-name="style10">:</text:span></text:h>
      <text:h text:style-name="Default" text:outline-level="1">38 <text:s text:c="5"/><text:span text:style-name="style5">void <text:s text:c="7"/></text:span>initSDL <text:span text:style-name="style10">(</text:span><text:span text:style-name="style5">int </text:span>W<text:span text:style-name="style10">,</text:span><text:span text:style-name="style5">int </text:span>H<text:span text:style-name="style10">, </text:span>Uint32 coul<text:span text:style-name="style10">);</text:span></text:h>
      <text:h text:style-name="Default" text:outline-level="1">39 <text:s text:c="5"/><text:span text:style-name="style5">void <text:s text:c="7"/></text:span>initCouleurs<text:span text:style-name="style10">(</text:span><text:span text:style-name="style5">void</text:span><text:span text:style-name="style10">);</text:span></text:h>
      <text:h text:style-name="Default" text:outline-level="1">40 <text:s text:c="5"/><text:span text:style-name="style5">void <text:s text:c="7"/></text:span>setPixel<text:span text:style-name="style10">(</text:span>SDL_Surface <text:span text:style-name="style10">*</text:span>w<text:span text:style-name="style10">,</text:span><text:span text:style-name="style5">int </text:span>x<text:span text:style-name="style10">, </text:span><text:span text:style-name="style5">int </text:span>y<text:span text:style-name="style10">, </text:span>Uint32 coul<text:span text:style-name="style10">);</text:span></text:h>
      <text:h text:style-name="Default" text:outline-level="1">41 <text:s text:c="5"/><text:span text:style-name="style5">void <text:s text:c="7"/></text:span>setPixelVerif<text:span text:style-name="style10">(</text:span>SDL_Surface <text:span text:style-name="style10">*</text:span>w<text:span text:style-name="style10">, </text:span><text:span text:style-name="style5">int </text:span>x<text:span text:style-name="style10">, </text:span><text:span text:style-name="style5">int </text:span>y<text:span text:style-name="style10">, </text:span>Uint32 coul<text:span text:style-name="style10">);</text:span></text:h>
      <text:h text:style-name="Default" text:outline-level="1">42 <text:s text:c="5"/><text:span text:style-name="style5">void <text:s text:c="7"/></text:span>setPixelVerif<text:span text:style-name="style10">(</text:span><text:span text:style-name="style5">int </text:span>x<text:span text:style-name="style10">, </text:span><text:span text:style-name="style5">int </text:span>y<text:span text:style-name="style10">, </text:span>Uint32 coul<text:span text:style-name="style10">);</text:span></text:h>
      <text:h text:style-name="Default" text:outline-level="1">43 <text:s text:c="5"/>TTF_Font <text:s text:c="3"/><text:span text:style-name="style10">*</text:span>font<text:span text:style-name="style10">;</text:span></text:h>
      <text:h text:style-name="Default" text:outline-level="1">44 <text:s text:c="5"/><text:span text:style-name="style5">void <text:s text:c="7"/></text:span>initFont<text:span text:style-name="style10">(</text:span>SDL_Surface <text:span text:style-name="style10">*</text:span>text<text:span text:style-name="style10">);</text:span></text:h>
      <text:h text:style-name="Default" text:outline-level="1">45 <text:s text:c="5"/>SDL_Color <text:s text:c="2"/>noir<text:span text:style-name="style10">;</text:span></text:h>
      <text:h text:style-name="Default" text:outline-level="1">46 <text:s/></text:h>
      <text:h text:style-name="Default" text:outline-level="1">47 <text:s/></text:h>
      <text:h text:style-name="Default" text:outline-level="1">48 <text:s text:c="5"/><text:span text:style-name="style5">void <text:s text:c="7"/></text:span>echangerEntiers<text:span text:style-name="style10">(</text:span><text:span text:style-name="style5">int</text:span><text:span text:style-name="style10">* </text:span>x<text:span text:style-name="style10">, </text:span><text:span text:style-name="style5">int</text:span><text:span text:style-name="style10">* </text:span>y<text:span text:style-name="style10">);</text:span></text:h>
      <text:h text:style-name="Default" text:outline-level="1">49 <text:s text:c="5"/>SDL_Surface <text:span text:style-name="style10">*</text:span>affichage<text:span text:style-name="style10">;</text:span></text:h>
      <text:h text:style-name="Default" text:outline-level="1">50 <text:s/></text:h>
      <text:h text:style-name="Default" text:outline-level="1">51 <text:s/><text:span text:style-name="style10">};</text:span></text:h>
      <text:h text:style-name="Default" text:outline-level="1">52 <text:s/><text:span text:style-name="style10">}</text:span></text:h>
      <text:h text:style-name="Default" text:outline-level="1">53 <text:s/></text:h>
      <text:h text:style-name="Default" text:outline-level="1">54 <text:s/><text:span text:style-name="style9">#endif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monospac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yle0" style:family="text">
      <style:text-properties fo:color="#000000" style:font-name="monospace" fo:background-color="#ffffff"/>
    </style:style>
    <style:style style:name="style1" style:family="text">
      <style:text-properties fo:color="#4d4d4d" style:font-name="monospace"/>
    </style:style>
    <style:style style:name="style2" style:family="text">
      <style:text-properties fo:color="#4d4d4d" style:font-name="monospace"/>
    </style:style>
    <style:style style:name="style3" style:family="text">
      <style:text-properties fo:color="#4d4d4d" style:font-name="monospace" fo:font-weight="bold"/>
    </style:style>
    <style:style style:name="style15" style:family="text">
      <style:text-properties fo:color="#4d4d4d" style:font-name="monospace" fo:font-weight="bold"/>
    </style:style>
    <style:style style:name="style17" style:family="text">
      <style:text-properties fo:color="#4d4d4d" style:font-name="monospace"/>
    </style:style>
    <style:style style:name="style18" style:family="text">
      <style:text-properties fo:color="#4d4d4d" style:font-name="monospace"/>
    </style:style>
    <style:style style:name="style4" style:family="text">
      <style:text-properties fo:color="#000000" style:font-name="monospace" fo:font-weight="bold"/>
    </style:style>
    <style:style style:name="style5" style:family="text">
      <style:text-properties fo:color="#000000" style:font-name="monospace" fo:font-weight="bold"/>
    </style:style>
    <style:style style:name="style16" style:family="text">
      <style:text-properties fo:color="#000000" style:font-name="monospace" fo:font-weight="bold"/>
    </style:style>
    <style:style style:name="style6" style:family="text">
      <style:text-properties fo:color="#000000" style:font-name="monospace" fo:font-style="italic"/>
    </style:style>
    <style:style style:name="style12" style:family="text">
      <style:text-properties fo:color="#000000" style:font-name="monospace" fo:font-style="italic"/>
    </style:style>
    <style:style style:name="style7" style:family="text">
      <style:text-properties fo:color="#000000" style:font-name="monospace" fo:font-style="italic"/>
    </style:style>
    <style:style style:name="style8" style:family="text">
      <style:text-properties fo:color="#000000" style:font-name="monospace"/>
    </style:style>
    <style:style style:name="style9" style:family="text">
      <style:text-properties fo:color="#848484" style:font-name="monospace"/>
    </style:style>
    <style:style style:name="style10" style:family="text">
      <style:text-properties fo:color="#000000" style:font-name="monospace" fo:font-weight="bold"/>
    </style:style>
    <style:style style:name="style34" style:family="text">
      <style:text-properties fo:color="#000000" style:font-name="monospace" fo:font-weight="bold" fo:background-color="#80ffff"/>
    </style:style>
    <style:style style:name="style35" style:family="text">
      <style:text-properties fo:color="#ffffff" style:font-name="monospace" fo:font-weight="bold" fo:background-color="#ff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title>Source file exported from Code::Blocks Source Exporter plugin</dc:title>
    <meta:print-date>2012-04-14T15:47:37</meta:print-date>
    <meta:document-statistic meta:table-count="0" meta:image-count="0" meta:object-count="0" meta:page-count="1" meta:paragraph-count="54" meta:word-count="217" meta:character-count="1709" meta:non-whitespace-character-count="1250"/>
    <dc:date>2012-04-15T11:41:51</dc:date>
    <meta:editing-duration>PT19H55M25S</meta:editing-duration>
    <meta:editing-cycles>1</meta:editing-cycles>
  </office:meta>
</office:document-meta>
</file>